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css3t="http://www.w3.org/TR/css3-text/" office:version="1.1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DT Templating test:</text:p>
      <text:p text:style-name="Standard"/>
      <text:p text:style-name="Standard">Simple variable = {{ simple_variable }}</text:p>
      <text:p text:style-name="Standard"/>
      <text:p text:style-name="Standard">Array:</text:p>
      <text:p text:style-name="Standard"/>
      <text:p text:style-name="Standard">{% for element in array %}</text:p>
      <text:p text:style-name="Standard"><text:tab/>{{ element }}</text:p>
      <text:p text:style-name="Standard">{% endfor %}</text:p>
      <text:p text:style-name="Standard"/>
      <text:p text:style-name="Standard">Included document: </text:p>
      <text:p text:style-name="Standard">{% include file_path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1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1">
  <office:meta>
    <meta:initial-creator>zar </meta:initial-creator>
    <meta:creation-date>2016-06-09T15:28:20.116099363</meta:creation-date>
    <dc:date>2016-06-09T15:31:22.418192728</dc:date>
    <dc:creator>zar </dc:creator>
    <meta:editing-duration>P0D</meta:editing-duration>
    <meta:editing-cycles>1</meta:editing-cycles>
    <meta:document-statistic meta:table-count="0" meta:image-count="0" meta:object-count="0" meta:page-count="1" meta:paragraph-count="8" meta:word-count="28" meta:character-count="159" meta:non-whitespace-character-count="137"/>
    <meta:generator>LibreOffice/4.2.8.2$Linux_X86_64 LibreOffice_project/420m0$Build-2</meta:generator>
  </office:meta>
</office:document-meta>
</file>